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officeooo:rsid="0002b553" officeooo:paragraph-rsid="0002b553"/>
    </style:style>
    <style:style style:name="P2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officeooo:rsid="0002b553" officeooo:paragraph-rsid="00069967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officeooo:rsid="0002b553" officeooo:paragraph-rsid="00069967"/>
    </style:style>
    <style:style style:name="P4" style:family="paragraph" style:parent-style-name="Standard">
      <style:paragraph-properties fo:margin-top="0.0791in" fo:margin-bottom="0.0791in" style:contextual-spacing="false" fo:line-height="200%" fo:text-align="center" style:justify-single-word="false"/>
      <style:text-properties officeooo:rsid="0002b553" officeooo:paragraph-rsid="00069967"/>
    </style:style>
    <style:style style:name="T1" style:family="text">
      <style:text-properties officeooo:rsid="00043ded"/>
    </style:style>
    <style:style style:name="T2" style:family="text">
      <style:text-properties officeooo:rsid="000565c5"/>
    </style:style>
    <style:style style:name="T3" style:family="text">
      <style:text-properties officeooo:rsid="0008002a"/>
    </style:style>
    <style:style style:name="T4" style:family="text">
      <style:text-properties officeooo:rsid="00069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বরাবর ,</text:p>
      <text:p text:style-name="P1">উপজেলা নির্বাহী অফিসার </text:p>
      <text:p text:style-name="P1">নীলফামারী সদর </text:p>
      <text:p text:style-name="P2">বিষয়: <text:span text:style-name="T1">ইটাখোলা ইউনিয়নের ৬ নং ওয়ার্ডের <text:s/></text:span>কানিয়াল খাতা চৌধুরীপাড়া হলদিবাড়ী হরিমন্দিরের অবকাঠামো <text:span text:style-name="T1">নির্মাণের জন্য</text:span> আবেদন।<text:line-break/><text:span text:style-name="T1">জনাব, </text:span><text:line-break/>যথাবিহীত সম্মান প্রদর্শন পূর্বক বিনীত নিবেদন এই যে, নীলফামারী সদর উপজেলাধীন ইটাখোলা ইউনিয়ন অন্তগত ০৬নং ওয়ার্ডে কানিয়াল খাতা চৌধুরীপাড়া হলদিবাড়ী হরিমন্দিরটি অবস্থিত। হরি মন্দিরটি<text:span text:style-name="T1">র</text:span> অবকাঠামো ঠিক না থাকায় <text:span text:style-name="T2">অত্র</text:span> এলাকার <text:s/>সনাতনী ভক্তবৃন্দগণ সুষ্ঠরূপে পূজা- <text:span text:style-name="T2">অর্চনা</text:span> <text:span text:style-name="T2">করিতে</text:span> পারেন না। উপরোক্ত মন্দির কমিটির ফান্ড অপ্রতুল হওয়ায় উক্ত হরিমন্দিরের অবকাঠামো <text:span text:style-name="T1">নির্মাণ </text:span><text:span text:style-name="T2">ক</text:span>রা সম্ভবপর হইতেছে <text:span text:style-name="T2">না</text:span>। এমন অবস্থায় উক্ত হরিমন্দিরটি নির্মাণ <text:span text:style-name="T2">করা</text:span> <text:span text:style-name="T2">জরুরী হইয়া পড়িয়াছে। তা</text:span>ই আপনার বরাবর আর্থিক সাহায্যের জন্য আব<text:span text:style-name="T2">ে</text:span>দন করিলাম।<text:line-break/><text:line-break/><text:span text:style-name="T2">অতএব </text:span>, মহোদয়ের নিকট আমার আকুল আবেদন যে, <text:span text:style-name="T2">উক্ত </text:span>- <text:span text:style-name="T2">হ</text:span>রি মন্দিরটি নির্মাণ করার জন্য আর্থিক সহযোগীতা করিতে আপনার সদয় মর্জি হয়।<text:line-break/><text:line-break/><text:line-break/></text:p>
      <text:p text:style-name="P3"><text:tab/><text:tab/><text:tab/><text:tab/><text:tab/>নিবেদক<text:line-break/><text:line-break/><text:tab/><text:tab/><text:tab/><text:tab/><text:tab/><text:span text:style-name="T3">বিষ্ণু</text:span> মন্দির <text:span text:style-name="T4">কমিটির পক্ষে</text:span></text:p>
      <text:p text:style-name="P3"/>
      <text:p text:style-name="P3"><text:line-break/><text:line-break/><text:tab/><text:tab/><text:tab/><text:tab/><text:tab/>(ডিমেন্ট চন্দ্র রায়)<text:line-break/><text:line-break/><text:tab/><text:tab/><text:tab/><text:tab/><text:tab/><text:span text:style-name="T2">সভাপতি </text:span><text:line-break/><text:line-break/><text:tab/><text:tab/><text:tab/><text:tab/><text:tab/>কানিয়ালখাতা <text:s/>চৌধুরীপাড়া হলদিবাড়ী হরিসভা </text:p>
      <text:p text:style-name="P4"><text:tab/><text:tab/><text:tab/><text:tab/> <text:s text:c="6"/>ইটাখোলা, নীলফামারী সদর, নীলফামারী।<text:line-break/><text:tab/><text:tab/><text:tab/><text:tab/> <text:s text:c="4"/>মোবাইলঃ ০১৭০৭৪<text:span text:style-name="T4">৬৩</text:span>১১১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8:32:28.356845800</meta:creation-date>
    <meta:print-date>2025-06-27T19:24:40.839052800</meta:print-date>
    <dc:date>2025-06-27T19:28:09.793828500</dc:date>
    <meta:editing-duration>PT14M59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7" meta:word-count="133" meta:character-count="669" meta:non-whitespace-character-count="481"/>
  </office:meta>
</office:document-meta>
</file>